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7b0" officeooo:paragraph-rsid="001d17b0"/>
    </style:style>
    <style:style style:name="P2" style:family="paragraph" style:parent-style-name="Standard">
      <style:text-properties officeooo:rsid="001e4772" officeooo:paragraph-rsid="001e4772"/>
    </style:style>
    <style:style style:name="P3" style:family="paragraph" style:parent-style-name="Standard" style:list-style-name="L1">
      <style:text-properties officeooo:rsid="001d17b0" officeooo:paragraph-rsid="001d17b0"/>
    </style:style>
    <style:style style:name="P4" style:family="paragraph" style:parent-style-name="Standard" style:list-style-name="L1">
      <style:text-properties officeooo:rsid="001e4772" officeooo:paragraph-rsid="001e4772"/>
    </style:style>
    <style:style style:name="P5" style:family="paragraph" style:parent-style-name="Standard" style:list-style-name="L1">
      <style:text-properties style:text-underline-style="none" fo:font-weight="normal" officeooo:rsid="002297c6" officeooo:paragraph-rsid="002297c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cb0ab" officeooo:paragraph-rsid="002cb0ab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2cb0ab" officeooo:paragraph-rsid="002cb0ab" style:font-weight-asian="normal" style:font-weight-complex="normal"/>
    </style:style>
    <style:style style:name="P8" style:family="paragraph" style:parent-style-name="Standard" style:list-style-name="L1">
      <style:text-properties officeooo:rsid="0022f677" officeooo:paragraph-rsid="0022f677"/>
    </style:style>
    <style:style style:name="P9" style:family="paragraph" style:parent-style-name="Standard">
      <style:text-properties officeooo:rsid="0022f677" officeooo:paragraph-rsid="0022f677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02a8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232a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297c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2f67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4312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64a9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7e44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8db3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94d43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de0b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7e4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:</text:p>
      <text:list xml:id="list2252851207" text:style-name="L1">
        <text:list-item>
          <text:p text:style-name="P3">Subred alumnado (192.168.1.32) para 22 pc:</text:p>
          <text:list>
            <text:list-item>
              <text:p text:style-name="P4">Máscara: <text:span text:style-name="T2">255.255.255.224/27</text:span></text:p>
            </text:list-item>
            <text:list-item>
              <text:p text:style-name="P4">Primera IP: <text:span text:style-name="T2">192.168.1.3</text:span><text:span text:style-name="T8">4</text:span></text:p>
            </text:list-item>
            <text:list-item>
              <text:p text:style-name="P4">Última IP: <text:span text:style-name="T2">192.168.1.</text:span><text:span text:style-name="T8">62</text:span></text:p>
            </text:list-item>
            <text:list-item>
              <text:p text:style-name="P4">Máximo de host: <text:span text:style-name="T2">30</text:span></text:p>
            </text:list-item>
            <text:list-item>
              <text:p text:style-name="P4">Broadcast: <text:span text:style-name="T2">192.168.1.63</text:span></text:p>
            </text:list-item>
            <text:list-item>
              <text:p text:style-name="P5">Sobran: <text:span text:style-name="T10">7</text:span></text:p>
            </text:list-item>
          </text:list>
        </text:list-item>
      </text:list>
      <text:p text:style-name="P2"/>
      <text:list xml:id="list123742953330985" text:continue-numbering="true" text:style-name="L1">
        <text:list-item>
          <text:p text:style-name="P4">Subred dirección (192.168.1.96) para 2 pc:</text:p>
          <text:list>
            <text:list-item>
              <text:p text:style-name="P4">Máscara: <text:span text:style-name="T3">255.255.255.</text:span><text:span text:style-name="T4">2</text:span><text:span text:style-name="T11">48</text:span><text:span text:style-name="T4">/</text:span><text:span text:style-name="T8">29</text:span></text:p>
            </text:list-item>
            <text:list-item>
              <text:p text:style-name="P4">Primera IP: <text:span text:style-name="T4">192.168.1.9</text:span><text:span text:style-name="T8">8</text:span></text:p>
            </text:list-item>
            <text:list-item>
              <text:p text:style-name="P4">Última IP: <text:span text:style-name="T4">192.168.1.</text:span><text:span text:style-name="T8">102</text:span></text:p>
            </text:list-item>
            <text:list-item>
              <text:p text:style-name="P4">Máximo de host: <text:span text:style-name="T8">6</text:span></text:p>
            </text:list-item>
            <text:list-item>
              <text:p text:style-name="P4">Broadcast: <text:span text:style-name="T5">192.168.1.</text:span><text:span text:style-name="T8">103</text:span></text:p>
            </text:list-item>
            <text:list-item>
              <text:p text:style-name="P8">Sobran: <text:span text:style-name="T9">3</text:span></text:p>
            </text:list-item>
          </text:list>
        </text:list-item>
      </text:list>
      <text:p text:style-name="P2"/>
      <text:list xml:id="list123741263905631" text:continue-numbering="true" text:style-name="L1">
        <text:list-item>
          <text:p text:style-name="P4">Subred RRHH (192.168.1.80) para 10 pc:</text:p>
          <text:list>
            <text:list-item>
              <text:p text:style-name="P4">Máscara: <text:span text:style-name="T5">255.255.255.240/28</text:span></text:p>
            </text:list-item>
            <text:list-item>
              <text:p text:style-name="P4">Primera IP: <text:span text:style-name="T6">192.168.1.8</text:span><text:span text:style-name="T8">2</text:span></text:p>
            </text:list-item>
            <text:list-item>
              <text:p text:style-name="P4">Última IP: <text:span text:style-name="T6">192.168.1.9</text:span><text:span text:style-name="T8">4</text:span></text:p>
            </text:list-item>
            <text:list-item>
              <text:p text:style-name="P4">Máximo de host: <text:span text:style-name="T6">14</text:span></text:p>
            </text:list-item>
            <text:list-item>
              <text:p text:style-name="P4">Broadcast: <text:span text:style-name="T6">192.168.1.9</text:span><text:span text:style-name="T7">5</text:span></text:p>
            </text:list-item>
            <text:list-item>
              <text:p text:style-name="P8">Sobran: <text:span text:style-name="T8">3</text:span></text:p>
            </text:list-item>
          </text:list>
        </text:list-item>
      </text:list>
      <text:p text:style-name="P9"><text:span text:style-name="T8"/></text:p>
      <text:p text:style-name="P6">Ejercicio 2:</text:p>
      <text:list xml:id="list3747391225" text:style-name="L2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42:35.092697857</meta:creation-date>
    <dc:date>2019-03-06T12:23:45.479371670</dc:date>
    <meta:editing-duration>PT39M1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92" meta:character-count="541" meta:non-whitespace-character-count="494"/>
  </office:meta>
</office:document-meta>
</file>